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Arial" svg:font-family="Arial" style:font-family-generic="roman" style:font-pitch="variable"/>
    <style:font-face style:name="Cambria" svg:font-family="Cambria" style:font-family-generic="roman" style:font-pitch="variable"/>
    <style:font-face style:name="MinionPro-Regular" svg:font-family="MinionPro-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mbria1" svg:font-family="Cambria" style:font-family-generic="system" style:font-pitch="variable"/>
    <style:font-face style:name="MinionPro-Regular1" svg:font-family="MinionPro-Regular"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Arial"/>
    </style:style>
    <style:style style:name="P3" style:family="paragraph" style:parent-style-name="Standard">
      <style:text-properties style:font-name="Arial" fo:font-size="16pt" fo:font-weight="bold" style:font-size-asian="16pt" style:font-weight-asian="bold" style:font-size-complex="16pt"/>
    </style:style>
    <style:style style:name="P4" style:family="paragraph" style:parent-style-name="Standard">
      <style:text-properties style:font-name="Arial" fo:font-weight="bold" style:font-weight-asian="bold"/>
    </style:style>
    <style:style style:name="P5" style:family="paragraph" style:parent-style-name="Standard">
      <style:text-properties style:font-name="Arial" fo:font-weight="bold" style:font-weight-asian="bold" style:font-weight-complex="bold"/>
    </style:style>
    <style:style style:name="P6" style:family="paragraph" style:parent-style-name="Standard">
      <style:text-properties style:font-name="Arial" fo:font-style="italic" fo:font-weight="bold" style:font-style-asian="italic" style:font-weight-asian="bold"/>
    </style:style>
    <style:style style:name="P7" style:family="paragraph" style:parent-style-name="Standard">
      <style:text-properties fo:color="#000000" style:font-name="Arial" fo:font-size="10pt" style:font-name-asian="Times New Roman1" style:font-size-asian="10pt" style:font-name-complex="Arial1" style:font-size-complex="10pt"/>
    </style:style>
    <style:style style:name="P8" style:family="paragraph" style:parent-style-name="Standard">
      <style:text-properties fo:color="#000000" style:font-name="Arial" style:font-name-asian="Times New Roman1" style:font-name-complex="Arial1"/>
    </style:style>
    <style:style style:name="P9" style:family="paragraph" style:parent-style-name="Standard">
      <style:text-properties fo:color="#ff0000" style:text-line-through-style="solid" style:text-line-through-type="single" style:font-name="Arial"/>
    </style:style>
    <style:style style:name="P10" style:family="paragraph" style:parent-style-name="Standard">
      <style:text-properties fo:color="#ff0000" style:font-name="Arial"/>
    </style:style>
    <style:style style:name="P11" style:family="paragraph" style:parent-style-name="Standard">
      <style:paragraph-properties fo:margin-left="0cm" fo:margin-right="0cm" fo:text-indent="2.3cm" style:auto-text-indent="false"/>
    </style:style>
    <style:style style:name="P12" style:family="paragraph" style:parent-style-name="Standard">
      <style:paragraph-properties fo:margin-left="0cm" fo:margin-right="0cm" fo:text-indent="2.3cm" style:auto-text-indent="false"/>
      <style:text-properties style:font-name="Arial"/>
    </style:style>
    <style:style style:name="P13" style:family="paragraph" style:parent-style-name="Standard" style:master-page-name="Standard">
      <style:paragraph-properties style:page-number="auto"/>
    </style:style>
    <style:style style:name="T1" style:family="text">
      <style:text-properties fo:color="#ff0000" style:font-name="Arial" fo:font-weight="bold" style:font-weight-asian="bold" style:font-weight-complex="bold"/>
    </style:style>
    <style:style style:name="T2" style:family="text">
      <style:text-properties fo:color="#ff0000" style:font-name="Arial" fo:font-weight="bold" style:font-weight-asian="bold"/>
    </style:style>
    <style:style style:name="T3" style:family="text">
      <style:text-properties fo:color="#ff0000" style:font-name="Arial"/>
    </style:style>
    <style:style style:name="T4" style:family="text">
      <style:text-properties style:font-name="Arial"/>
    </style:style>
    <style:style style:name="T5" style:family="text">
      <style:text-properties style:font-name="Arial" fo:font-size="16pt" fo:font-weight="bold" style:font-size-asian="16pt" style:font-weight-asian="bold" style:font-size-complex="16pt"/>
    </style:style>
    <style:style style:name="T6" style:family="text">
      <style:text-properties style:font-name="Arial" fo:font-weight="bold" style:font-weight-asian="bold"/>
    </style:style>
    <style:style style:name="T7" style:family="text">
      <style:text-properties style:font-name="Arial" fo:font-style="italic" style:font-style-asian="italic"/>
    </style:style>
    <style:style style:name="T8" style:family="text">
      <style:text-properties fo:color="#4f81bd" style:font-name="Arial" fo:font-style="italic" style:font-style-asian="italic" style:font-name-complex="Arial1" style:font-style-complex="italic"/>
    </style:style>
    <style:style style:name="T9" style:family="text">
      <style:text-properties style:text-line-through-style="solid" style:text-line-through-type="single" style:font-name="Arial"/>
    </style:style>
    <style:style style:name="T10" style:family="text">
      <style:text-properties fo:color="#31849b" style:font-name="Arial" fo:font-style="italic" style:font-style-asian="italic"/>
    </style:style>
    <style:style style:name="T11" style:family="text">
      <style:text-properties fo:color="#000000" style:font-name="Arial" style:font-name-asian="Times New Roman1" style:font-name-complex="Arial1"/>
    </style:style>
    <style:style style:name="T12" style:family="text">
      <style:text-properties fo:color="#000000" style:font-name="Arial" fo:background-color="#ffffff" loext:char-shading-value="0" style:font-name-asian="Times New Roman1" style:font-name-complex="Arial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kansi]</text:span></text:p>
      <text:p text:style-name="Standard"><text:span text:style-name="T5">Suomâst kirjerááju lii juáhháá mávsuttes vuáđupalvâlus</text:span></text:p>
      <text:p text:style-name="P3"/>
      <text:p text:style-name="Standard"><text:span text:style-name="T1">[Alt-tekstit]</text:span></text:p>
      <text:p text:style-name="Standard"><text:span text:style-name="T8">Helsig kuávdáškirjerááju Oodi.</text:span></text:p>
      <text:p text:style-name="Standard"><text:span text:style-name="T8">Karhusuo kirjerááju, Espoo.</text:span></text:p>
      <text:p text:style-name="P2"/>
      <text:p text:style-name="Standard"><text:span text:style-name="T2">[sivu 2]</text:span></text:p>
      <text:p text:style-name="Standard"><text:span text:style-name="T6">Suomâ ana škovlim áárvust</text:span></text:p>
      <text:p text:style-name="P2"/>
      <text:p text:style-name="Standard"><text:span text:style-name="T4">Virgáliih kielah láá suomâkielâ já ruotâkielâ, sämmilij päikkikuávlu kieldâin palvâlusâid kalga faallâđ meid sämikielân.</text:span></text:p>
      <text:p text:style-name="P2"/>
      <text:p text:style-name="Standard"><text:span text:style-name="T4">Puohháid ohtsâš, mávsuttes vuáđuškovlâ, meid jotkâuápuh ollâopâttuv räi láá iänááš mávsuttemeh.</text:span></text:p>
      <text:p text:style-name="P2"/>
      <text:p text:style-name="Standard"><text:span text:style-name="T4">Paijeel 15-ihásijn 71 % láá čođâldittám totkos vuáđutääsi maŋa.</text:span></text:p>
      <text:p text:style-name="P2"/>
      <text:p text:style-name="Standard"><text:span text:style-name="T4">Suomâst almoliih palvâlusah fállojeh vijđáht digitallâžžân</text:span></text:p>
      <text:p text:style-name="P2"/>
      <text:p text:style-name="Standard"><text:span text:style-name="T4">Digitáiđuttemij várás uárnejuvvoo toorjâ, kirjeráájuh láá fáárust iššeedmin.</text:span></text:p>
      <text:p text:style-name="P2"/>
      <text:p text:style-name="Standard"><text:soft-page-break/><text:span text:style-name="T4">Ollâuáppeečälimeh šoddii Suomâst digitallávt ive 2019.</text:span></text:p>
      <text:p text:style-name="P2"/>
      <text:p text:style-name="Standard"><text:span text:style-name="T4">Suomâst láá 5,5 miljovn ässed.</text:span></text:p>
      <text:p text:style-name="P2"/>
      <text:p text:style-name="Standard"><text:span text:style-name="T4">Paijeel 100 000 ässee kaavpugeh láá oovce.</text:span></text:p>
      <text:p text:style-name="P2"/>
      <text:p text:style-name="Standard"><text:span text:style-name="T4">Suomâst láá kieldah 311.</text:span></text:p>
      <text:p text:style-name="P2"/>
      <text:p text:style-name="Standard"><text:span text:style-name="T4">Ucemus kieldâst Luhankast 734 ässed.</text:span></text:p>
      <text:p text:style-name="P2"/>
      <text:p text:style-name="Standard"><text:span text:style-name="T4">Koskâmiärálávt ubâ staatâst ääsih 18 persovn/km2</text:span></text:p>
      <text:p text:style-name="P2"/>
      <text:p text:style-name="Standard"><text:span text:style-name="T4">Uáivikaavpugkuávlust láá 1,14 miljovn ässed.</text:span></text:p>
      <text:p text:style-name="P2"/>
      <text:p text:style-name="P2"/>
      <text:p text:style-name="Standard"><text:span text:style-name="T4">Internet kevttim syemmilij kooskâst ahejuávhui mield</text:span></text:p>
      <text:p text:style-name="Standard"><text:span text:style-name="T4">16-24<text:tab/>100 %</text:span></text:p>
      <text:p text:style-name="Standard"><text:span text:style-name="T4">25-34<text:tab/>100 %</text:span></text:p>
      <text:p text:style-name="Standard"><text:span text:style-name="T4">35-44<text:tab/>99 %</text:span></text:p>
      <text:p text:style-name="Standard"><text:span text:style-name="T4">45-54<text:tab/>99 %</text:span></text:p>
      <text:p text:style-name="Standard"><text:span text:style-name="T4">55-64<text:tab/>91 %</text:span></text:p>
      <text:p text:style-name="Standard"><text:soft-page-break/><text:span text:style-name="T4">65-74<text:tab/>75 %</text:span></text:p>
      <text:p text:style-name="Standard"><text:span text:style-name="T4">75-89<text:tab/>37 %</text:span></text:p>
      <text:p text:style-name="P2"/>
      <text:p text:style-name="Standard"><text:span text:style-name="T7">Kälddeeh: Tilastokeskus já Kuntaliitto</text:span></text:p>
      <text:p text:style-name="P2"/>
      <text:p text:style-name="P4"/>
      <text:p text:style-name="P2"/>
      <text:p text:style-name="Standard"><text:span text:style-name="T2">[sivu 3]</text:span></text:p>
      <text:p text:style-name="Standard"><text:span text:style-name="T6">Kirjerááju lii puohháid áávus já mávsuttem</text:span></text:p>
      <text:p text:style-name="P2"/>
      <text:p text:style-name="Standard"><text:span text:style-name="T4">Äššigâs</text:span></text:p>
      <text:p text:style-name="P2"/>
      <text:p text:style-name="Standard"><text:span text:style-name="T4">eelij kirjeráájust 9 kerd</text:span></text:p>
      <text:p text:style-name="P2"/>
      <text:p text:style-name="Standard"><text:span text:style-name="T4">luoihâttij 15,4 kerd</text:span></text:p>
      <text:p text:style-name="P2"/>
      <text:p text:style-name="P2"/>
      <text:p text:style-name="Standard"><text:span text:style-name="T2">[vasen]</text:span></text:p>
      <text:p text:style-name="Standard"><text:span text:style-name="T4">Kirjastossa käytiin yhteensä 50 miljoonaa kertaa.</text:span></text:p>
      <text:p text:style-name="P2"/>
      <text:p text:style-name="Standard"><text:span text:style-name="T4">Kirjastojen järjestämiin tapahtumiin ja koulutuksiin osallistui 1,4 miljoonaa henkilöä.</text:span></text:p>
      <text:p text:style-name="P2"><text:soft-page-break/></text:p>
      <text:p text:style-name="Standard"><text:span text:style-name="T4">Kirjasto on kaikille avoin tila.</text:span></text:p>
      <text:p text:style-name="P12"/>
      <text:p text:style-name="P11"><text:span text:style-name="T4">282 pääkirjastoa</text:span></text:p>
      <text:p text:style-name="P11"><text:span text:style-name="T4">437 sivukirjastoa</text:span></text:p>
      <text:p text:style-name="P11"><text:span text:style-name="T4">135 kirjastoautoa</text:span></text:p>
      <text:p text:style-name="P12"/>
      <text:p text:style-name="Standard"><text:span text:style-name="T4">Yleisiä kirjastoja 854</text:span></text:p>
      <text:p text:style-name="P12"/>
      <text:p text:style-name="P2"/>
      <text:p text:style-name="Standard"><text:span text:style-name="T2">[keskellä]</text:span></text:p>
      <text:p text:style-name="Standard"><text:span text:style-name="T4">Yleisten kirjastojen toimintaan käytettiin 58 euroa/asukas.</text:span></text:p>
      <text:p text:style-name="P2"/>
      <text:p text:style-name="Standard"><text:span text:style-name="T4">Kirjastoista vastaavat kunnat, valtio osallistuu rahoitukseen.</text:span></text:p>
      <text:p text:style-name="P2"/>
      <text:p text:style-name="Standard"><text:span text:style-name="T4">Opetus ja kulttuuriministeriö vastaa kansallisesta kirjastopolitiikasta ja ohjaa kirjastotoiminnan järjestämistä kunnissa.</text:span></text:p>
      <text:p text:style-name="P2"/>
      <text:p text:style-name="P2"/>
      <text:p text:style-name="Standard"><text:span text:style-name="T2">[oikea]</text:span></text:p>
      <text:p text:style-name="Standard"><text:span text:style-name="T4">1,9 miljoonaa asiakasta lainasi yleisestä kirjastosta vuonna 2018.</text:span></text:p>
      <text:p text:style-name="P2"/>
      <text:p text:style-name="Standard"><text:soft-page-break/><text:span text:style-name="T4">Kirjastokortin voi hankkia Suomessa asuva.</text:span></text:p>
      <text:p text:style-name="P2"/>
      <text:p text:style-name="Standard"><text:span text:style-name="T4">Kaikissa kirjastoissa on tarjolla e-kirjoja ja useimmissa myös lehtiä, musiikkia ja erilaisia kursseja verkossa kotona käytettäväksi.</text:span></text:p>
      <text:p text:style-name="P2"/>
      <text:p text:style-name="P2"/>
      <text:p text:style-name="Standard"><text:span text:style-name="T7">Lähde: Opetus- ja kulttuuriministeriön tilastot 2018</text:span></text:p>
      <text:p text:style-name="P2"/>
      <text:p text:style-name="Standard"><text:span text:style-name="T2">[sivu 4]</text:span></text:p>
      <text:p text:style-name="Standard"><text:span text:style-name="T6">Kirjasto on laissa säädetty maksuton peruspalvelu </text:span></text:p>
      <text:p text:style-name="P7"/>
      <text:p text:style-name="Standard"><text:span text:style-name="T4">Suomessa yleiset kirjastot ovat kuntien vastuulla. Asiakkaille palvelu on maksutonta. Se rahoitetaan valtion ja kuntien budjetista.</text:span></text:p>
      <text:p text:style-name="P2"/>
      <text:p text:style-name="Standard"><text:span text:style-name="T4">Ensimmäinen kirjastolaki säädettiin vuonna 1928 ja uusin tuli voimaan vuonna 2017.</text:span></text:p>
      <text:p text:style-name="P2"/>
      <text:p text:style-name="P2"/>
      <text:p text:style-name="Standard"><text:span text:style-name="T4">Kirjastolain tavoitteena on edistää:</text:span></text:p>
      <text:p text:style-name="P9"/>
      <text:p text:style-name="Standard"><text:span text:style-name="T4">1) väestön yhdenvertaisia mahdollisuuksia sivistykseen ja kulttuuriin;</text:span></text:p>
      <text:p text:style-name="P2"/>
      <text:p text:style-name="Standard"><text:span text:style-name="T4">2) tiedon saatavuutta ja käyttöä;</text:span></text:p>
      <text:p text:style-name="P2"/>
      <text:p text:style-name="Standard"><text:soft-page-break/><text:span text:style-name="T4">3) lukemiskulttuuria ja monipuolista lukutaitoa;</text:span></text:p>
      <text:p text:style-name="P2"/>
      <text:p text:style-name="Standard"><text:span text:style-name="T4">4) mahdollisuuksia elinikäiseen oppimiseen ja osaamisen kehittämiseen;</text:span></text:p>
      <text:p text:style-name="P2"/>
      <text:p text:style-name="Standard"><text:span text:style-name="T4">5) aktiivista kansalaisuutta, demokratiaa ja sananvapautta.</text:span></text:p>
      <text:p text:style-name="P2"/>
      <text:p text:style-name="Standard"><text:span text:style-name="T4">Tavoitteen toteuttamisessa lähtökohtina ovat yhteisöllisyys, moniarvoisuus ja kulttuurinen moninaisuus.</text:span></text:p>
      <text:p text:style-name="P2"/>
      <text:p text:style-name="P2"/>
      <text:p text:style-name="Standard"><text:span text:style-name="T4">Yleisen kirjaston toimintaan kuuluu Suomessa myös aktiivinen lukutaidon edistäminen kaikissa ikäluokissa. Kansalaisten digitaitoja tuetaan monin tavoin ja kirjaston tila on käytettävissä kulttuuritapahtumiin, kokoontumisiin, työskentelyyn ja oppimiseen.</text:span></text:p>
      <text:p text:style-name="P6"/>
      <text:p text:style-name="P4"/>
      <text:p text:style-name="Standard"><text:span text:style-name="T2">[sivu 5]</text:span></text:p>
      <text:p text:style-name="Standard"><text:span text:style-name="T10">Lähikirjasto</text:span></text:p>
      <text:p text:style-name="Standard"><text:span text:style-name="T10">Oman kunnan muut kirjastot</text:span></text:p>
      <text:p text:style-name="Standard"><text:span text:style-name="T10">Kirjastojen ylikunnalliset yhteiset kokoelmat ja palvelut</text:span></text:p>
      <text:p text:style-name="Standard"><text:span text:style-name="T10">Muiden kuntien kirjastot, erikoiskirjastot</text:span></text:p>
      <text:p text:style-name="Standard"><text:span text:style-name="T10">Korkeakoulukirjastot, Kansalliskirjasto, Eduskunnan kirjasto</text:span></text:p>
      <text:p text:style-name="P2"/>
      <text:p text:style-name="Standard"><text:span text:style-name="T4">Kirjastokortin saa Suomessa mihin tahansa yleiseen kirjastoon ja lähikirjasto toimii noutopaikkana koko kirjastoverkoston aineistolle. Suomessa miltei kaikki aineistot ovat lainattavissa kotiin. Myös Eduskunnan kirjasto, Kansalliskirjasto ja korkeakoulukirjastot ovat kaikille avoimia.</text:span></text:p>
      <text:p text:style-name="P2"/>
      <text:p text:style-name="Standard"><text:soft-page-break/><text:span text:style-name="T4">Yleisen kirjaston kautta saa myös asiakkuuden Celia-kirjastoon, joka tarjoaa verkossa kuunneltavia äänikirjoja lukemisesteisille.</text:span></text:p>
      <text:p text:style-name="P2"/>
      <text:p text:style-name="Standard"><text:span text:style-name="T4">Valtakunnallisesti toimivien Monikielisen kirjaston, Venäjänkielisen kirjaston ja Saamenkielisen kirjaston</text:span><text:span text:style-name="T3"> </text:span><text:span text:style-name="T4">aineisto on tilattavissa omaan lähikirjastoon. Tarjolla on teoksia miltei sadalla kielellä.</text:span></text:p>
      <text:p text:style-name="P2"/>
      <text:p text:style-name="Standard"><text:span text:style-name="T6"><text:s/></text:span></text:p>
      <text:p text:style-name="Standard"><text:span text:style-name="T1">[sivu 6-7, alt-tekstit]</text:span></text:p>
      <text:p text:style-name="_5b_Ei_20_kappaletyyliä_5d_"><text:span text:style-name="T8">Nainen istuu nurmella ja lukee kirjaa.</text:span></text:p>
      <text:p text:style-name="Standard"><text:span text:style-name="T8">Musiikkihuone. Miehet soittavat rumpuja ja kitaraa.</text:span></text:p>
      <text:p text:style-name="Standard"><text:span text:style-name="T8">Lapset istuskelevat säkkituoleilla ja pelaavat tietokonepeliä.</text:span></text:p>
      <text:p text:style-name="Standard"><text:span text:style-name="T8">Vanhukset opiskelevat kirjastossa.</text:span></text:p>
      <text:p text:style-name="_5b_Ei_20_kappaletyyliä_5d_"><text:span text:style-name="T8">Asiakkaat käyttävät kirjaston asiakastietokoneita.</text:span></text:p>
      <text:p text:style-name="Standard"><text:span text:style-name="T8">Asiakas on tulostanut esineen 3d-tulostimella.</text:span></text:p>
      <text:p text:style-name="Standard"><text:span text:style-name="T8">Satutunti. Tunnin pitäjä esittelee lapsille lukemaansa kirjaa.</text:span></text:p>
      <text:p text:style-name="_5b_Ei_20_kappaletyyliä_5d_"><text:span text:style-name="T8">Nainen istuu nojatuolissa ja käyttää kirjaston verkkopalveluja puhelimellaan.</text:span></text:p>
      <text:p text:style-name="Standard"><text:span text:style-name="T8">Lapset lueskelevat kirjoja ja juttelevat lastenosastolla.</text:span></text:p>
      <text:p text:style-name="Standard"><text:span text:style-name="T8">Lapset juoksevat kirjastoautoon.</text:span></text:p>
      <text:p text:style-name="P5"/>
      <text:p text:style-name="Standard"><text:span text:style-name="T2">[sivu 7]</text:span></text:p>
      <text:p text:style-name="Standard"><text:span text:style-name="T6">Yleisen kirjaston tehtävät </text:span></text:p>
      <text:p text:style-name="P2"/>
      <text:p text:style-name="Standard"><text:span text:style-name="T4">Kirjaston tulee tarjota pääsy aineistoihin, tietoon ja kulttuurisisältöihin.</text:span></text:p>
      <text:p text:style-name="P2"><text:soft-page-break/></text:p>
      <text:p text:style-name="Standard"><text:span text:style-name="T4">Kirjaston tulee ylläpitää monipuolista ja uudistuvaa kokoelmaa.</text:span></text:p>
      <text:p text:style-name="P2"/>
      <text:p text:style-name="Standard"><text:span text:style-name="T4">Kirjaston toiminta edistää lukemista ja kirjallisuutta.</text:span></text:p>
      <text:p text:style-name="P2"/>
      <text:p text:style-name="Standard"><text:span text:style-name="T4">Kirjaston tulee tarjota tietopalvelua, ohjausta ja tukea tiedon hankintaan ja käyttöön sekä monipuoliseen lukutaitoon.</text:span></text:p>
      <text:p text:style-name="P2"/>
      <text:p text:style-name="Standard"><text:span text:style-name="T4">Kirjaston tulee tarjota tiloja oppimiseen, harrastamiseen, työskentelyyn ja kansalaistoimintaan.</text:span></text:p>
      <text:p text:style-name="P2"/>
      <text:p text:style-name="Standard"><text:span text:style-name="T4">Kirjaston tulee edistää yhteiskunnallista ja kulttuurista vuoropuhelua.</text:span></text:p>
      <text:p text:style-name="P2"/>
      <text:p text:style-name="P4"/>
      <text:p text:style-name="Standard"><text:span text:style-name="T2">[sivu 8]</text:span></text:p>
      <text:p text:style-name="Standard"><text:span text:style-name="T6">Suomalaisia kirjastoja kehitetään kirjastojen yhteistyöllä</text:span></text:p>
      <text:p text:style-name="P10"/>
      <text:p text:style-name="Standard"><text:span text:style-name="T2">[graafi]:</text:span></text:p>
      <text:p text:style-name="Standard"><text:span text:style-name="T6">Yleisten kirjastojen kehittämishankkeet – myönnetty rahoitus 2017 </text:span><text:span text:style-name="T4">(yhteensä 20 715 175 €), Lähde: hankkeet.kirjastot.fi</text:span></text:p>
      <text:p text:style-name="P2"/>
      <text:p text:style-name="Standard"><text:span text:style-name="T4">Almolij kirjeráájui ovdedemhaavah – mieđettum ruttâdem 2017 (ohtsis 20 715 175 €), Käldee: hankkeet.kirjastot.fi</text:span></text:p>
      <text:p text:style-name="P2"/>
      <text:p text:style-name="Standard"><text:span text:style-name="T4">Palvelujen kehittäminen<text:tab/><text:tab/>Palvâlusâi ovdedem</text:span></text:p>
      <text:p text:style-name="Standard"><text:soft-page-break/><text:span text:style-name="T4">Lukemisen edistäminen<text:tab/><text:tab/>Luuhâm ovdedem</text:span></text:p>
      <text:p text:style-name="Standard"><text:span text:style-name="T4">Oppimisympäristö ja yhteisöllisyys<text:tab/>Oppâmpiirâs já siärvádâhlâšvuotâ</text:span></text:p>
      <text:p text:style-name="Standard"><text:span text:style-name="T4">Verkkopalvelut<text:tab/><text:tab/>Viermipalvâlusah</text:span></text:p>
      <text:p text:style-name="Standard"><text:span text:style-name="T4">Mediakasvatus<text:tab/><text:tab/>Mediašoddâdem</text:span></text:p>
      <text:p text:style-name="Standard"><text:span text:style-name="T4">Laitehankinnat<text:tab/><text:tab/>Anokáálvui haahâm</text:span></text:p>
      <text:p text:style-name="Standard"><text:span text:style-name="T4">Tilasuunnittelu<text:tab/><text:tab/>Sajevuávám</text:span></text:p>
      <text:p text:style-name="Standard"><text:span text:style-name="T4">Strateginen kehittäminen<text:tab/>Strategisâš ovdedem</text:span></text:p>
      <text:p text:style-name="Standard"><text:span text:style-name="T4">Kokoelmat<text:tab/><text:tab/><text:tab/>Čuágálduvah</text:span></text:p>
      <text:p text:style-name="Standard"><text:span text:style-name="T4">Henkilöstön osaaminen<text:tab/><text:tab/>Pargovievâ tááiđuh</text:span></text:p>
      <text:p text:style-name="Standard"><text:span text:style-name="T4">Digitointi<text:tab/><text:tab/><text:tab/>Digitistem</text:span><text:bookmark text:name="_Hlk23520121"/><text:bookmark text:name="_GoBack"/></text:p>
      <text:p text:style-name="P2"/>
      <text:p text:style-name="Standard"><text:span text:style-name="T2">[teksti]</text:span></text:p>
      <text:p text:style-name="Standard"><text:span text:style-name="T4">Yleisten kirjastojen tulee tarjota kaikkialla maassa asukkaille yhdenvertaiset palvelut. Kirjastotoiminnan kehittämiseksi on laissa säädetty toiminnan valtakunnallisesta ja alueellisesta kehittämisestä. Valtakunnallista kehittämistehtävää hoitava kirjasto vastaa yhteisten verkkopalvelujen kehittämisestä ja ylläpidosta sekä viestinnästä ja kirjastojen yhteistoiminnan edistämisestä.</text:span></text:p>
      <text:p text:style-name="P2"/>
      <text:p text:style-name="Standard"><text:span text:style-name="T4">Alueellista kehittämistehtävää hoitavat yhdeksän kirjastoa vastaavat omalla alueellaan kirjastohenkilöstön osaamisen kehittämisestä sekä yhteistoiminnasta.</text:span></text:p>
      <text:p text:style-name="P2"/>
      <text:p text:style-name="Standard"><text:span text:style-name="T4">Valtakunnallista ja alueellista kehittämistä rahoitetaan opetus- ja kulttuuriministeriön budjetista. Kirjastot voivat myös hakea hankerahaa kehittämiseen, projekteihin ja uusien palvelujen kokeiluihin. Näiden hankerahojen myöntämistä ja käyttöä ohjaavat aluehallinnon kirjastoviranomaiset, jotka kouluttavat kirjastoissa työskenteleviä myös juridiikan ja hallinnon asioissa.</text:span></text:p>
      <text:p text:style-name="P2"/>
      <text:p text:style-name="Standard"><text:span text:style-name="T4">Kehittämistyö on viime vuosina suuntautunut erityisesti lukemisen edistämiseen, oppimisympäristöihin ja verkkopalveluihin sekä mediakasvatukseen. Vuoden 2020 alusta Seinäjoen kaupunginkirjastolla on valtakunnallinen erityistehtävä lasten ja nuorten lukemisen ja lukutaidon edistämisessä.</text:span></text:p>
      <text:p text:style-name="P4"/>
      <text:p text:style-name="P2"/>
      <text:p text:style-name="Standard"><text:soft-page-break/><text:span text:style-name="T2">[sivu 9]</text:span></text:p>
      <text:p text:style-name="Standard"><text:span text:style-name="T2">[Alt-tekstit]</text:span></text:p>
      <text:p text:style-name="Standard"><text:span text:style-name="T8">Luento, joka suoralähetetään verkkoon. Taustalla näkyvät puhujat ja yleisöä, etualalla streamauslaitteistoa.</text:span></text:p>
      <text:p text:style-name="Standard"><text:span text:style-name="T8">Kuvakaappaus Kysy kirjastonhoitajalta -palvelun verkkosivusta.</text:span></text:p>
      <text:p text:style-name="P4"/>
      <text:p text:style-name="P4"/>
      <text:p text:style-name="Standard"><text:span text:style-name="T6">Yleisten kirjastojen vapaaehtoinen yhteistoiminta </text:span></text:p>
      <text:p text:style-name="P2"/>
      <text:p text:style-name="Standard"><text:span text:style-name="T4">Miltei kaikki yleiset kirjastot toimivat useamman kunnan yhteistyöverkostossa, jolloin asiakkaat voivat käyttää yhdellä kirjastokortilla usean kunnan palveluja. Näillä kirjastokimpoilla on yhteiset verkkosivut, kirjastojärjestelmät ja varausjonot.</text:span></text:p>
      <text:p text:style-name="P2"/>
      <text:p text:style-name="Standard"><text:span text:style-name="T4">Yleiset kirjastot hankkivat oikeuksia e-aineistoihin yhteisen osto-organisaation, Yleisten kirjastojen konsortion kautta. Konsortio neuvottelee sopimukset, joihin kunta voi liittyä. Osa aineistoista hankitaan suoraan palvelutarjoajilta.</text:span></text:p>
      <text:p text:style-name="P2"/>
      <text:p text:style-name="Standard"><text:span text:style-name="T4">Osa kunnista kehittää ja ylläpitää yhteisesti avoimen lähdekoodin kirjastojärjestelmää Kohaa. </text:span></text:p>
      <text:p text:style-name="P2"/>
      <text:p text:style-name="Standard"><text:span text:style-name="T4">Monet kirjastojen kehittämishankkeet tehdään useamman kunnan yhteistyönä, sillä vapaaehtoiset kirjastojen yhteenliittymät, kirjastokimpat, toimivat ikään kuin aluekirjastoina, joilla on kokoelmayhteistyön lisäksi yhteisiä toimintamalleja. Kirjastot ovat oman alueensa aktiivisia toimijoita. Yhteistyö yhdistysten, yritysten ja kunnan muiden toimijoiden kanssa on vilkasta.</text:span></text:p>
      <text:p text:style-name="P2"/>
      <text:p text:style-name="Standard"><text:span text:style-name="T4">Kirjastot osallistuvat myös kansallisiin kampanjoihin ja teemaviikkoihin. Lukemisen edistäminen, kansalaisten digitaitojen tukeminen, kaikenikäisten mediakasvatus sekä erilaiset kulttuuriin liittyvät valtakunnalliset tempaukset saavuttavat asukkaat myös kirjastojen kautta.</text:span></text:p>
      <text:p text:style-name="P2"/>
      <text:p text:style-name="P4"/>
      <text:p text:style-name="Standard"><text:span text:style-name="T2">[sivu 10]</text:span></text:p>
      <text:p text:style-name="Standard"><text:span text:style-name="T2">[Alt-tekstit]</text:span></text:p>
      <text:p text:style-name="Standard"><text:soft-page-break/><text:span text:style-name="T8">Kansalaisen kirjasto -julkaisun kansi.</text:span></text:p>
      <text:p text:style-name="Standard"><text:span text:style-name="T8">Kirjastolehden kansi.</text:span></text:p>
      <text:p text:style-name="Standard"><text:span text:style-name="T8">Bibban-lehden kansi.</text:span></text:p>
      <text:p text:style-name="P4"/>
      <text:p text:style-name="Standard"><text:span text:style-name="T6">Yleisten kirjastojen neuvosto </text:span></text:p>
      <text:p text:style-name="P2"/>
      <text:p text:style-name="Standard"><text:span text:style-name="T4">Yleisten kirjastojen neuvosto on kirjastojen yhteinen toimielin, joka laatii suosituksia, kannanottoja, yhteisiä käytäntöjä ja valitsee yleisten kirjastojen edustajat erilaisiin valtakunnallisiin työryhmiin. Neuvosto ottaa myös kirjastojen puolesta kantaa erilaisiin hallinnon hankkeisiin, säädöksiin tai suunnitelmiin. Neuvoston edustajat valitaan alueittain kirjastohenkilöstön keskuudesta.</text:span></text:p>
      <text:p text:style-name="P2"/>
      <text:p text:style-name="P2"/>
      <text:p text:style-name="Standard"><text:span text:style-name="T6">Kirjastoseurat</text:span></text:p>
      <text:p text:style-name="P2"/>
      <text:p text:style-name="Standard"><text:span text:style-name="T11">Suomen kirjastoseura on kansalaisjärjestö, </text:span><text:span text:style-name="T12">joka tekee työtä yleisten kirjastojen toimintaedellytysten parantamiseksi. Sen jäsenet ovat pääosin yksityishenkilöitä, kirjastojen ammattilaisia ja myös kirjastojen ystäviä. </text:span></text:p>
      <text:p text:style-name="P8"/>
      <text:p text:style-name="Standard"><text:span text:style-name="T11">Finlands svenska biblioteksförening on yhdistys, joka toimii Suomen ruotsinkielisten kirjastoammattilaisten ja ruotsinkielisen kirjastotoiminnan edistämiseksi. Toimintamuotoja ovat projektit, koulutus ja tutkimus sekä tapahtumat ja tiedotus.</text:span></text:p>
      <text:p text:style-name="P8"/>
      <text:p text:style-name="Standard"><text:span text:style-name="T11">Kirjastoseurat ja niiden jäsenet toimivat aktiivisesti alan kansainvälisissä järjestöissä, IFLAssa ja EBLIDAssa.</text:span></text:p>
      <text:p text:style-name="P2"/>
      <text:p text:style-name="P4"/>
      <text:p text:style-name="Standard"><text:span text:style-name="T2">[sivu 11]</text:span></text:p>
      <text:p text:style-name="Standard"><text:span text:style-name="T2">[alt-tekstit]</text:span></text:p>
      <text:p text:style-name="Standard"><text:span text:style-name="T8">Kuvakaappaus Finna.fi-verkkosivustolta</text:span></text:p>
      <text:p text:style-name="P4"><text:soft-page-break/></text:p>
      <text:p text:style-name="Standard"><text:span text:style-name="T6">Kirjastosektoreiden välinen kansallinen yhteistyö</text:span></text:p>
      <text:p text:style-name="P2"/>
      <text:p text:style-name="Standard"><text:span text:style-name="T4">Suomalaiset kirjastot tekevät tiiviisti yhteistyötä kansalliseen, yhteisen infrastruktuurin kehittämisessä. Sanasto- ja ontologiatyö, luettelointi ja standardit neuvotellaan yhdessä.</text:span></text:p>
      <text:p text:style-name="P2"/>
      <text:p text:style-name="Standard"><text:span text:style-name="T4">Kansalliskirjaston ylläpitämä Finna.fi-palvelu yhdistää kirjastojen, museoiden ja arkistojen tietokannat yhteen hakuliittymään, jonka kautta voi löytää, paitsi metatietoa, myös verkossa käytettävää aineistoa asiakirjoista elokuviin ja valokuvista teoksiin. Monet yleiset kirjastot käyttävät Finna-käyttöliittymää omille asiakkailleen räätälöitynä verkkokirjastona.</text:span></text:p>
      <text:p text:style-name="P2"/>
      <text:p text:style-name="Standard"><text:span text:style-name="T4">Kirjastojen, arkistojen ja museoiden yhteistyö on valtakunnallisella tasolla tiivistä. Yhteiset ratkaisut pitkäaikaissäilytyksessä, tietoarkkitehtuurissa ja järjestelmäkehityksessä ovat mahdollistaneet muistisektorin yhteentoimivuuden, joka on kansainvälisestikin harvinaista.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Arial" svg:font-family="Arial" style:font-family-generic="roman" style:font-pitch="variable"/>
    <style:font-face style:name="Cambria" svg:font-family="Cambria" style:font-family-generic="roman" style:font-pitch="variable"/>
    <style:font-face style:name="MinionPro-Regular" svg:font-family="MinionPro-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mbria1" svg:font-family="Cambria" style:font-family-generic="system" style:font-pitch="variable"/>
    <style:font-face style:name="MinionPro-Regular1" svg:font-family="MinionPro-Regular"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fi" fo:country="FI" style:letter-kerning="false" style:font-name-asian="ＭＳ 明朝" style:font-size-asian="12pt" style:language-asian="fi" style:country-asian="FI"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Cambria" fo:font-size="12pt" fo:language="fi" fo:country="FI" style:letter-kerning="false" style:font-name-asian="ＭＳ 明朝" style:font-size-asian="12pt" style:language-asian="fi" style:country-asian="FI" style:font-name-complex="F" style:font-size-complex="12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style:tab-stops>
          <style:tab-stop style:position="8.5cm" style:type="center"/>
          <style:tab-stop style:position="17cm" style:type="right"/>
        </style:tab-stops>
      </style:paragraph-properties>
    </style:style>
    <style:style style:name="_5b_Ei_20_kappaletyyliä_5d_" style:display-name="[Ei kappaletyyliä]" style:family="paragraph" style:default-outline-level="">
      <style:paragraph-properties fo:margin-top="0cm" fo:margin-bottom="0cm" loext:contextual-spacing="false" fo:line-height="120%" fo:text-align="start" style:justify-single-word="false" fo:orphans="2" fo:widows="2" style:vertical-align="middle" style:writing-mode="lr-tb"/>
      <style:text-properties fo:color="#000000" style:font-name="MinionPro-Regular" fo:font-family="MinionPro-Regular" style:font-family-generic="roman" style:font-pitch="variable" style:font-name-asian="Cambria1" style:font-family-asian="Cambria" style:font-family-generic-asian="system" style:font-pitch-asian="variable" style:language-asian="en" style:country-asian="US" style:font-name-complex="MinionPro-Regular1" style:font-family-complex="MinionPro-Regular"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pple-converted-space" style:family="text" style:parent-style-name="Default_20_Paragraph_20_Font"/>
    <style:style style:name="Ylätunniste_20_Char" style:display-name="Ylätunniste Char" style:family="text" style:parent-style-name="Default_20_Paragraph_20_Font"/>
    <style:style style:name="Alatunniste_20_Char" style:display-name="Alatunniste Char" style:family="text" style:parent-style-name="Default_20_Paragraph_20_Font"/>
    <style:style style:name="ListLabel_20_1" style:display-name="ListLabel 1" style:family="text">
      <style:text-properties style:font-name-asian="ＭＳ 明朝" style:font-family-asian="'ＭＳ 明朝'" style:font-family-generic-asian="system" style:font-pitch-asian="variable" style:font-name-complex="F" style:font-family-generic-complex="system" style:font-pitch-complex="variable"/>
    </style:style>
    <style:style style:name="ListLabel_20_2" style:display-name="ListLabel 2" style:family="text">
      <style:text-properties style:font-name-asian="ＭＳ 明朝" style:font-family-asian="'ＭＳ 明朝'" style:font-family-generic-asian="system" style:font-pitch-asian="variable" style:font-name-complex="F"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249cm" fo:margin-bottom="1.249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Header"/>
      </style:header>
      <style:footer>
        <text:p text:style-name="MP1"><text:page-number text:select-page="current">12</text:page-number></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äivi Litmanen - Peitsala</meta:initial-creator>
    <dc:creator>Petter Morottaja</dc:creator>
    <meta:editing-cycles>4</meta:editing-cycles>
    <meta:creation-date>2019-11-01T11:27:00</meta:creation-date>
    <dc:date>2019-11-01T15:14:00</dc:date>
    <meta:editing-duration>PT3H38M</meta:editing-duration>
    <meta:generator>LibreOffice/6.4.6.2$Linux_X86_64 LibreOffice_project/40$Build-2</meta:generator>
    <meta:document-statistic meta:table-count="0" meta:image-count="0" meta:object-count="0" meta:page-count="12" meta:paragraph-count="141" meta:word-count="1068" meta:character-count="10141" meta:non-whitespace-character-count="9192"/>
    <meta:user-defined meta:name="AppVersion">16.0000</meta:user-defined>
    <meta:user-defined meta:name="Company">Helsingin kaupunginkirjast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